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1.03pt" svg:height="309.46pt" svg:x="316.09pt" svg:y="3pt">
            <loext:p draw:notify-on-update-of-ranges="Sheet1.A1:Sheet1.A1000 Sheet1.B1:Sheet1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6.2pt" svg:height="305.69pt" svg:x="867.88pt" svg:y="1.5pt">
            <loext:p draw:notify-on-update-of-ranges="Sheet1.A1:Sheet1.A1000 Sheet1.C1:Sheet1.C10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17.46pt" svg:height="246.87pt" svg:x="874.15pt" svg:y="307.28pt">
            <loext:p draw:notify-on-update-of-ranges="Sheet1.A1:Sheet1.A1000 Sheet1.D1:Sheet1.D10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545.56" calcext:value-type="float">
            <text:p>545.56</text:p>
          </table:table-cell>
          <table:table-cell office:value-type="float" office:value="-43.24" calcext:value-type="float">
            <text:p>-43.24</text:p>
          </table:table-cell>
          <table:table-cell office:value-type="float" office:value="-800.4" calcext:value-type="float">
            <text:p>-800.4</text:p>
          </table:table-cell>
          <table:table-cell table:number-columns-repeated="5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574.08" calcext:value-type="float">
            <text:p>574.08</text:p>
          </table:table-cell>
          <table:table-cell office:value-type="float" office:value="-43.24" calcext:value-type="float">
            <text:p>-43.24</text:p>
          </table:table-cell>
          <table:table-cell office:value-type="float" office:value="-788.44" calcext:value-type="float">
            <text:p>-788.44</text:p>
          </table:table-cell>
          <table:table-cell table:number-columns-repeated="5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590.64" calcext:value-type="float">
            <text:p>590.64</text:p>
          </table:table-cell>
          <table:table-cell office:value-type="float" office:value="-51.52" calcext:value-type="float">
            <text:p>-51.52</text:p>
          </table:table-cell>
          <table:table-cell office:value-type="float" office:value="-781.08" calcext:value-type="float">
            <text:p>-781.08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93.4" calcext:value-type="float">
            <text:p>593.4</text:p>
          </table:table-cell>
          <table:table-cell office:value-type="float" office:value="-61.64" calcext:value-type="float">
            <text:p>-61.64</text:p>
          </table:table-cell>
          <table:table-cell office:value-type="float" office:value="-783.84" calcext:value-type="float">
            <text:p>-783.84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96.16" calcext:value-type="float">
            <text:p>596.16</text:p>
          </table:table-cell>
          <table:table-cell office:value-type="float" office:value="-47.84" calcext:value-type="float">
            <text:p>-47.84</text:p>
          </table:table-cell>
          <table:table-cell office:value-type="float" office:value="-785.68" calcext:value-type="float">
            <text:p>-785.68</text:p>
          </table:table-cell>
          <table:table-cell table:number-columns-repeated="5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595.24" calcext:value-type="float">
            <text:p>595.24</text:p>
          </table:table-cell>
          <table:table-cell office:value-type="float" office:value="-47.84" calcext:value-type="float">
            <text:p>-47.84</text:p>
          </table:table-cell>
          <table:table-cell office:value-type="float" office:value="-783.84" calcext:value-type="float">
            <text:p>-783.84</text:p>
          </table:table-cell>
          <table:table-cell table:number-columns-repeated="5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590.64" calcext:value-type="float">
            <text:p>590.64</text:p>
          </table:table-cell>
          <table:table-cell office:value-type="float" office:value="-31.28" calcext:value-type="float">
            <text:p>-31.28</text:p>
          </table:table-cell>
          <table:table-cell office:value-type="float" office:value="-789.36" calcext:value-type="float">
            <text:p>-789.36</text:p>
          </table:table-cell>
          <table:table-cell table:number-columns-repeated="5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594.32" calcext:value-type="float">
            <text:p>594.32</text:p>
          </table:table-cell>
          <table:table-cell office:value-type="float" office:value="-18.4" calcext:value-type="float">
            <text:p>-18.4</text:p>
          </table:table-cell>
          <table:table-cell office:value-type="float" office:value="-784.76" calcext:value-type="float">
            <text:p>-784.76</text:p>
          </table:table-cell>
          <table:table-cell table:number-columns-repeated="5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588.8" calcext:value-type="float">
            <text:p>588.8</text:p>
          </table:table-cell>
          <table:table-cell office:value-type="float" office:value="-18.4" calcext:value-type="float">
            <text:p>-18.4</text:p>
          </table:table-cell>
          <table:table-cell office:value-type="float" office:value="-782.92" calcext:value-type="float">
            <text:p>-782.92</text:p>
          </table:table-cell>
          <table:table-cell table:number-columns-repeated="5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583.28" calcext:value-type="float">
            <text:p>583.28</text:p>
          </table:table-cell>
          <table:table-cell office:value-type="float" office:value="-14.72" calcext:value-type="float">
            <text:p>-14.72</text:p>
          </table:table-cell>
          <table:table-cell office:value-type="float" office:value="-789.36" calcext:value-type="float">
            <text:p>-789.36</text:p>
          </table:table-cell>
          <table:table-cell table:number-columns-repeated="5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571.32" calcext:value-type="float">
            <text:p>571.32</text:p>
          </table:table-cell>
          <table:table-cell office:value-type="float" office:value="-17.48" calcext:value-type="float">
            <text:p>-17.48</text:p>
          </table:table-cell>
          <table:table-cell office:value-type="float" office:value="-792.12" calcext:value-type="float">
            <text:p>-792.12</text:p>
          </table:table-cell>
          <table:table-cell table:number-columns-repeated="5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558.44" calcext:value-type="float">
            <text:p>558.44</text:p>
          </table:table-cell>
          <table:table-cell office:value-type="float" office:value="-32.2" calcext:value-type="float">
            <text:p>-32.2</text:p>
          </table:table-cell>
          <table:table-cell office:value-type="float" office:value="-800.4" calcext:value-type="float">
            <text:p>-800.4</text:p>
          </table:table-cell>
          <table:table-cell table:number-columns-repeated="5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549.24" calcext:value-type="float">
            <text:p>549.24</text:p>
          </table:table-cell>
          <table:table-cell office:value-type="float" office:value="-40.48" calcext:value-type="float">
            <text:p>-40.48</text:p>
          </table:table-cell>
          <table:table-cell office:value-type="float" office:value="-805.92" calcext:value-type="float">
            <text:p>-805.92</text:p>
          </table:table-cell>
          <table:table-cell table:number-columns-repeated="5"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550.16" calcext:value-type="float">
            <text:p>550.16</text:p>
          </table:table-cell>
          <table:table-cell office:value-type="float" office:value="-44.16" calcext:value-type="float">
            <text:p>-44.16</text:p>
          </table:table-cell>
          <table:table-cell office:value-type="float" office:value="-806.84" calcext:value-type="float">
            <text:p>-806.84</text:p>
          </table:table-cell>
          <table:table-cell table:number-columns-repeated="5"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553.84" calcext:value-type="float">
            <text:p>553.84</text:p>
          </table:table-cell>
          <table:table-cell office:value-type="float" office:value="-49.68" calcext:value-type="float">
            <text:p>-49.68</text:p>
          </table:table-cell>
          <table:table-cell office:value-type="float" office:value="-801.32" calcext:value-type="float">
            <text:p>-801.32</text:p>
          </table:table-cell>
          <table:table-cell table:number-columns-repeated="5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562.12" calcext:value-type="float">
            <text:p>562.12</text:p>
          </table:table-cell>
          <table:table-cell office:value-type="float" office:value="-48.76" calcext:value-type="float">
            <text:p>-48.76</text:p>
          </table:table-cell>
          <table:table-cell office:value-type="float" office:value="-793.96" calcext:value-type="float">
            <text:p>-793.96</text:p>
          </table:table-cell>
          <table:table-cell table:number-columns-repeated="5"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556.6" calcext:value-type="float">
            <text:p>556.6</text:p>
          </table:table-cell>
          <table:table-cell office:value-type="float" office:value="-69.92" calcext:value-type="float">
            <text:p>-69.92</text:p>
          </table:table-cell>
          <table:table-cell office:value-type="float" office:value="-795.8" calcext:value-type="float">
            <text:p>-795.8</text:p>
          </table:table-cell>
          <table:table-cell table:number-columns-repeated="5"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553.84" calcext:value-type="float">
            <text:p>553.84</text:p>
          </table:table-cell>
          <table:table-cell office:value-type="float" office:value="-78.2" calcext:value-type="float">
            <text:p>-78.2</text:p>
          </table:table-cell>
          <table:table-cell office:value-type="float" office:value="-799.48" calcext:value-type="float">
            <text:p>-799.48</text:p>
          </table:table-cell>
          <table:table-cell table:number-columns-repeated="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58.44" calcext:value-type="float">
            <text:p>558.44</text:p>
          </table:table-cell>
          <table:table-cell office:value-type="float" office:value="-84.64" calcext:value-type="float">
            <text:p>-84.64</text:p>
          </table:table-cell>
          <table:table-cell office:value-type="float" office:value="-787.52" calcext:value-type="float">
            <text:p>-787.52</text:p>
          </table:table-cell>
          <table:table-cell table:number-columns-repeated="5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563.96" calcext:value-type="float">
            <text:p>563.96</text:p>
          </table:table-cell>
          <table:table-cell office:value-type="float" office:value="-89.24" calcext:value-type="float">
            <text:p>-89.24</text:p>
          </table:table-cell>
          <table:table-cell office:value-type="float" office:value="-793.04" calcext:value-type="float">
            <text:p>-793.04</text:p>
          </table:table-cell>
          <table:table-cell table:number-columns-repeated="5"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561.2" calcext:value-type="float">
            <text:p>561.2</text:p>
          </table:table-cell>
          <table:table-cell office:value-type="float" office:value="-88.32" calcext:value-type="float">
            <text:p>-88.32</text:p>
          </table:table-cell>
          <table:table-cell office:value-type="float" office:value="-794.88" calcext:value-type="float">
            <text:p>-794.88</text:p>
          </table:table-cell>
          <table:table-cell table:number-columns-repeated="5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545.56" calcext:value-type="float">
            <text:p>545.56</text:p>
          </table:table-cell>
          <table:table-cell office:value-type="float" office:value="-12.88" calcext:value-type="float">
            <text:p>-12.88</text:p>
          </table:table-cell>
          <table:table-cell office:value-type="float" office:value="-805" calcext:value-type="float">
            <text:p>-805</text:p>
          </table:table-cell>
          <table:table-cell table:number-columns-repeated="5"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551.08" calcext:value-type="float">
            <text:p>551.08</text:p>
          </table:table-cell>
          <table:table-cell office:value-type="float" office:value="75.44" calcext:value-type="float">
            <text:p>75.44</text:p>
          </table:table-cell>
          <table:table-cell office:value-type="float" office:value="-787.52" calcext:value-type="float">
            <text:p>-787.52</text:p>
          </table:table-cell>
          <table:table-cell table:number-columns-repeated="5"/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554.76" calcext:value-type="float">
            <text:p>554.76</text:p>
          </table:table-cell>
          <table:table-cell office:value-type="float" office:value="206.08" calcext:value-type="float">
            <text:p>206.08</text:p>
          </table:table-cell>
          <table:table-cell office:value-type="float" office:value="-728.64" calcext:value-type="float">
            <text:p>-728.64</text:p>
          </table:table-cell>
          <table:table-cell table:number-columns-repeated="5"/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567.64" calcext:value-type="float">
            <text:p>567.64</text:p>
          </table:table-cell>
          <table:table-cell office:value-type="float" office:value="262.2" calcext:value-type="float">
            <text:p>262.2</text:p>
          </table:table-cell>
          <table:table-cell office:value-type="float" office:value="-679.88" calcext:value-type="float">
            <text:p>-679.88</text:p>
          </table:table-cell>
          <table:table-cell table:number-columns-repeated="5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574.08" calcext:value-type="float">
            <text:p>574.08</text:p>
          </table:table-cell>
          <table:table-cell office:value-type="float" office:value="306.36" calcext:value-type="float">
            <text:p>306.36</text:p>
          </table:table-cell>
          <table:table-cell office:value-type="float" office:value="-626.52" calcext:value-type="float">
            <text:p>-626.52</text:p>
          </table:table-cell>
          <table:table-cell table:number-columns-repeated="5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563.96" calcext:value-type="float">
            <text:p>563.96</text:p>
          </table:table-cell>
          <table:table-cell office:value-type="float" office:value="363.4" calcext:value-type="float">
            <text:p>363.4</text:p>
          </table:table-cell>
          <table:table-cell office:value-type="float" office:value="-540.96" calcext:value-type="float">
            <text:p>-540.96</text:p>
          </table:table-cell>
          <table:table-cell table:number-columns-repeated="5"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567.64" calcext:value-type="float">
            <text:p>567.64</text:p>
          </table:table-cell>
          <table:table-cell office:value-type="float" office:value="372.6" calcext:value-type="float">
            <text:p>372.6</text:p>
          </table:table-cell>
          <table:table-cell office:value-type="float" office:value="-504.16" calcext:value-type="float">
            <text:p>-504.1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582.36" calcext:value-type="float">
            <text:p>582.36</text:p>
          </table:table-cell>
          <table:table-cell office:value-type="float" office:value="370.76" calcext:value-type="float">
            <text:p>370.76</text:p>
          </table:table-cell>
          <table:table-cell office:value-type="float" office:value="-477.48" calcext:value-type="float">
            <text:p>-477.48</text:p>
          </table:table-cell>
          <table:table-cell table:number-columns-repeated="2"/>
          <table:table-cell table:style-name="ce1" table:formula="of:=AVERAGE([.B1:.B1048575])" office:value-type="float" office:value="587.7328" calcext:value-type="float">
            <text:p>587.7328</text:p>
          </table:table-cell>
          <table:table-cell table:style-name="ce1" table:formula="of:=AVERAGE([.C1:.C1048575])" office:value-type="float" office:value="-46.1962666666667" calcext:value-type="float">
            <text:p>-46.1962666667</text:p>
          </table:table-cell>
          <table:table-cell table:formula="of:=SUM([.D1:.D289])/289" office:value-type="float" office:value="-174.898685121107" calcext:value-type="float">
            <text:p>-174.8986851211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586.04" calcext:value-type="float">
            <text:p>586.04</text:p>
          </table:table-cell>
          <table:table-cell office:value-type="float" office:value="369.84" calcext:value-type="float">
            <text:p>369.84</text:p>
          </table:table-cell>
          <table:table-cell office:value-type="float" office:value="-473.8" calcext:value-type="float">
            <text:p>-473.8</text:p>
          </table:table-cell>
          <table:table-cell table:number-columns-repeated="5"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587.88" calcext:value-type="float">
            <text:p>587.88</text:p>
          </table:table-cell>
          <table:table-cell office:value-type="float" office:value="366.16" calcext:value-type="float">
            <text:p>366.16</text:p>
          </table:table-cell>
          <table:table-cell office:value-type="float" office:value="-463.68" calcext:value-type="float">
            <text:p>-463.68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610.88" calcext:value-type="float">
            <text:p>610.88</text:p>
          </table:table-cell>
          <table:table-cell office:value-type="float" office:value="355.12" calcext:value-type="float">
            <text:p>355.12</text:p>
          </table:table-cell>
          <table:table-cell office:value-type="float" office:value="-445.28" calcext:value-type="float">
            <text:p>-445.28</text:p>
          </table:table-cell>
          <table:table-cell table:number-columns-repeated="5"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619.16" calcext:value-type="float">
            <text:p>619.16</text:p>
          </table:table-cell>
          <table:table-cell office:value-type="float" office:value="345" calcext:value-type="float">
            <text:p>345</text:p>
          </table:table-cell>
          <table:table-cell office:value-type="float" office:value="-435.16" calcext:value-type="float">
            <text:p>-435.16</text:p>
          </table:table-cell>
          <table:table-cell table:number-columns-repeated="5"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628.36" calcext:value-type="float">
            <text:p>628.36</text:p>
          </table:table-cell>
          <table:table-cell office:value-type="float" office:value="335.8" calcext:value-type="float">
            <text:p>335.8</text:p>
          </table:table-cell>
          <table:table-cell office:value-type="float" office:value="-405.72" calcext:value-type="float">
            <text:p>-405.72</text:p>
          </table:table-cell>
          <table:table-cell table:number-columns-repeated="5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622.84" calcext:value-type="float">
            <text:p>622.84</text:p>
          </table:table-cell>
          <table:table-cell office:value-type="float" office:value="342.24" calcext:value-type="float">
            <text:p>342.24</text:p>
          </table:table-cell>
          <table:table-cell office:value-type="float" office:value="-424.12" calcext:value-type="float">
            <text:p>-424.12</text:p>
          </table:table-cell>
          <table:table-cell table:number-columns-repeated="5"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601.68" calcext:value-type="float">
            <text:p>601.68</text:p>
          </table:table-cell>
          <table:table-cell office:value-type="float" office:value="350.52" calcext:value-type="float">
            <text:p>350.52</text:p>
          </table:table-cell>
          <table:table-cell office:value-type="float" office:value="-500.48" calcext:value-type="float">
            <text:p>-500.48</text:p>
          </table:table-cell>
          <table:table-cell table:number-columns-repeated="5"/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602.6" calcext:value-type="float">
            <text:p>602.6</text:p>
          </table:table-cell>
          <table:table-cell office:value-type="float" office:value="329.36" calcext:value-type="float">
            <text:p>329.36</text:p>
          </table:table-cell>
          <table:table-cell office:value-type="float" office:value="-560.28" calcext:value-type="float">
            <text:p>-560.28</text:p>
          </table:table-cell>
          <table:table-cell table:number-columns-repeated="5"/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595.24" calcext:value-type="float">
            <text:p>595.24</text:p>
          </table:table-cell>
          <table:table-cell office:value-type="float" office:value="292.56" calcext:value-type="float">
            <text:p>292.56</text:p>
          </table:table-cell>
          <table:table-cell office:value-type="float" office:value="-623.76" calcext:value-type="float">
            <text:p>-623.76</text:p>
          </table:table-cell>
          <table:table-cell table:number-columns-repeated="5"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589.72" calcext:value-type="float">
            <text:p>589.72</text:p>
          </table:table-cell>
          <table:table-cell office:value-type="float" office:value="183.08" calcext:value-type="float">
            <text:p>183.08</text:p>
          </table:table-cell>
          <table:table-cell office:value-type="float" office:value="-724.04" calcext:value-type="float">
            <text:p>-724.04</text:p>
          </table:table-cell>
          <table:table-cell table:number-columns-repeated="5"/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595.24" calcext:value-type="float">
            <text:p>595.24</text:p>
          </table:table-cell>
          <table:table-cell office:value-type="float" office:value="112.24" calcext:value-type="float">
            <text:p>112.24</text:p>
          </table:table-cell>
          <table:table-cell office:value-type="float" office:value="-750.72" calcext:value-type="float">
            <text:p>-750.72</text:p>
          </table:table-cell>
          <table:table-cell table:number-columns-repeated="5"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594.32" calcext:value-type="float">
            <text:p>594.32</text:p>
          </table:table-cell>
          <table:table-cell office:value-type="float" office:value="-26.68" calcext:value-type="float">
            <text:p>-26.68</text:p>
          </table:table-cell>
          <table:table-cell office:value-type="float" office:value="-778.32" calcext:value-type="float">
            <text:p>-778.32</text:p>
          </table:table-cell>
          <table:table-cell table:number-columns-repeated="5"/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593.4" calcext:value-type="float">
            <text:p>593.4</text:p>
          </table:table-cell>
          <table:table-cell office:value-type="float" office:value="-98.44" calcext:value-type="float">
            <text:p>-98.44</text:p>
          </table:table-cell>
          <table:table-cell office:value-type="float" office:value="-774.64" calcext:value-type="float">
            <text:p>-774.64</text:p>
          </table:table-cell>
          <table:table-cell table:number-columns-repeated="5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593.4" calcext:value-type="float">
            <text:p>593.4</text:p>
          </table:table-cell>
          <table:table-cell office:value-type="float" office:value="-161.92" calcext:value-type="float">
            <text:p>-161.92</text:p>
          </table:table-cell>
          <table:table-cell office:value-type="float" office:value="-760.84" calcext:value-type="float">
            <text:p>-760.84</text:p>
          </table:table-cell>
          <table:table-cell table:number-columns-repeated="5"/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576.84" calcext:value-type="float">
            <text:p>576.84</text:p>
          </table:table-cell>
          <table:table-cell office:value-type="float" office:value="-276.92" calcext:value-type="float">
            <text:p>-276.92</text:p>
          </table:table-cell>
          <table:table-cell office:value-type="float" office:value="-725.88" calcext:value-type="float">
            <text:p>-725.88</text:p>
          </table:table-cell>
          <table:table-cell table:number-columns-repeated="5"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581.44" calcext:value-type="float">
            <text:p>581.44</text:p>
          </table:table-cell>
          <table:table-cell office:value-type="float" office:value="-320.16" calcext:value-type="float">
            <text:p>-320.16</text:p>
          </table:table-cell>
          <table:table-cell office:value-type="float" office:value="-700.12" calcext:value-type="float">
            <text:p>-700.12</text:p>
          </table:table-cell>
          <table:table-cell table:number-columns-repeated="5"/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599.84" calcext:value-type="float">
            <text:p>599.84</text:p>
          </table:table-cell>
          <table:table-cell office:value-type="float" office:value="-374.44" calcext:value-type="float">
            <text:p>-374.44</text:p>
          </table:table-cell>
          <table:table-cell office:value-type="float" office:value="-631.12" calcext:value-type="float">
            <text:p>-631.12</text:p>
          </table:table-cell>
          <table:table-cell table:number-columns-repeated="5"/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605.36" calcext:value-type="float">
            <text:p>605.36</text:p>
          </table:table-cell>
          <table:table-cell office:value-type="float" office:value="-394.68" calcext:value-type="float">
            <text:p>-394.68</text:p>
          </table:table-cell>
          <table:table-cell office:value-type="float" office:value="-593.4" calcext:value-type="float">
            <text:p>-593.4</text:p>
          </table:table-cell>
          <table:table-cell table:number-columns-repeated="5"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608.12" calcext:value-type="float">
            <text:p>608.12</text:p>
          </table:table-cell>
          <table:table-cell office:value-type="float" office:value="-432.4" calcext:value-type="float">
            <text:p>-432.4</text:p>
          </table:table-cell>
          <table:table-cell office:value-type="float" office:value="-523.48" calcext:value-type="float">
            <text:p>-523.48</text:p>
          </table:table-cell>
          <table:table-cell table:number-columns-repeated="5"/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607.2" calcext:value-type="float">
            <text:p>607.2</text:p>
          </table:table-cell>
          <table:table-cell office:value-type="float" office:value="-439.76" calcext:value-type="float">
            <text:p>-439.76</text:p>
          </table:table-cell>
          <table:table-cell office:value-type="float" office:value="-494.04" calcext:value-type="float">
            <text:p>-494.0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9.96" calcext:value-type="float">
            <text:p>609.96</text:p>
          </table:table-cell>
          <table:table-cell office:value-type="float" office:value="-444.36" calcext:value-type="float">
            <text:p>-444.36</text:p>
          </table:table-cell>
          <table:table-cell office:value-type="float" office:value="-463.68" calcext:value-type="float">
            <text:p>-463.68</text:p>
          </table:table-cell>
          <table:table-cell table:number-columns-repeated="5"/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605.36" calcext:value-type="float">
            <text:p>605.36</text:p>
          </table:table-cell>
          <table:table-cell office:value-type="float" office:value="-452.64" calcext:value-type="float">
            <text:p>-452.64</text:p>
          </table:table-cell>
          <table:table-cell office:value-type="float" office:value="-415.84" calcext:value-type="float">
            <text:p>-415.84</text:p>
          </table:table-cell>
          <table:table-cell table:number-columns-repeated="5"/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601.68" calcext:value-type="float">
            <text:p>601.68</text:p>
          </table:table-cell>
          <table:table-cell office:value-type="float" office:value="-450.8" calcext:value-type="float">
            <text:p>-450.8</text:p>
          </table:table-cell>
          <table:table-cell office:value-type="float" office:value="-401.12" calcext:value-type="float">
            <text:p>-401.12</text:p>
          </table:table-cell>
          <table:table-cell table:number-columns-repeated="5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605.36" calcext:value-type="float">
            <text:p>605.36</text:p>
          </table:table-cell>
          <table:table-cell office:value-type="float" office:value="-447.12" calcext:value-type="float">
            <text:p>-447.12</text:p>
          </table:table-cell>
          <table:table-cell office:value-type="float" office:value="-386.4" calcext:value-type="float">
            <text:p>-386.4</text:p>
          </table:table-cell>
          <table:table-cell table:number-columns-repeated="5"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607.2" calcext:value-type="float">
            <text:p>607.2</text:p>
          </table:table-cell>
          <table:table-cell office:value-type="float" office:value="-447.12" calcext:value-type="float">
            <text:p>-447.12</text:p>
          </table:table-cell>
          <table:table-cell office:value-type="float" office:value="-378.12" calcext:value-type="float">
            <text:p>-378.12</text:p>
          </table:table-cell>
          <table:table-cell table:number-columns-repeated="5"/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605.36" calcext:value-type="float">
            <text:p>605.36</text:p>
          </table:table-cell>
          <table:table-cell office:value-type="float" office:value="-449.88" calcext:value-type="float">
            <text:p>-449.88</text:p>
          </table:table-cell>
          <table:table-cell office:value-type="float" office:value="-378.12" calcext:value-type="float">
            <text:p>-378.12</text:p>
          </table:table-cell>
          <table:table-cell table:number-columns-repeated="5"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609.04" calcext:value-type="float">
            <text:p>609.04</text:p>
          </table:table-cell>
          <table:table-cell office:value-type="float" office:value="-446.2" calcext:value-type="float">
            <text:p>-446.2</text:p>
          </table:table-cell>
          <table:table-cell office:value-type="float" office:value="-422.28" calcext:value-type="float">
            <text:p>-422.28</text:p>
          </table:table-cell>
          <table:table-cell table:number-columns-repeated="5"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615.48" calcext:value-type="float">
            <text:p>615.48</text:p>
          </table:table-cell>
          <table:table-cell office:value-type="float" office:value="-441.6" calcext:value-type="float">
            <text:p>-441.6</text:p>
          </table:table-cell>
          <table:table-cell office:value-type="float" office:value="-469.2" calcext:value-type="float">
            <text:p>-469.2</text:p>
          </table:table-cell>
          <table:table-cell table:number-columns-repeated="5"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597.08" calcext:value-type="float">
            <text:p>597.08</text:p>
          </table:table-cell>
          <table:table-cell office:value-type="float" office:value="-398.36" calcext:value-type="float">
            <text:p>-398.36</text:p>
          </table:table-cell>
          <table:table-cell office:value-type="float" office:value="-600.76" calcext:value-type="float">
            <text:p>-600.76</text:p>
          </table:table-cell>
          <table:table-cell table:number-columns-repeated="5"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579.6" calcext:value-type="float">
            <text:p>579.6</text:p>
          </table:table-cell>
          <table:table-cell office:value-type="float" office:value="-345.92" calcext:value-type="float">
            <text:p>-345.92</text:p>
          </table:table-cell>
          <table:table-cell office:value-type="float" office:value="-679.88" calcext:value-type="float">
            <text:p>-679.88</text:p>
          </table:table-cell>
          <table:table-cell table:number-columns-repeated="5"/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560.28" calcext:value-type="float">
            <text:p>560.28</text:p>
          </table:table-cell>
          <table:table-cell office:value-type="float" office:value="-274.16" calcext:value-type="float">
            <text:p>-274.16</text:p>
          </table:table-cell>
          <table:table-cell office:value-type="float" office:value="-743.36" calcext:value-type="float">
            <text:p>-743.36</text:p>
          </table:table-cell>
          <table:table-cell table:number-columns-repeated="5"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544.64" calcext:value-type="float">
            <text:p>544.64</text:p>
          </table:table-cell>
          <table:table-cell office:value-type="float" office:value="-105.8" calcext:value-type="float">
            <text:p>-105.8</text:p>
          </table:table-cell>
          <table:table-cell office:value-type="float" office:value="-796.72" calcext:value-type="float">
            <text:p>-796.72</text:p>
          </table:table-cell>
          <table:table-cell table:number-columns-repeated="5"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550.16" calcext:value-type="float">
            <text:p>550.16</text:p>
          </table:table-cell>
          <table:table-cell office:value-type="float" office:value="-44.16" calcext:value-type="float">
            <text:p>-44.16</text:p>
          </table:table-cell>
          <table:table-cell office:value-type="float" office:value="-797.64" calcext:value-type="float">
            <text:p>-797.64</text:p>
          </table:table-cell>
          <table:table-cell table:number-columns-repeated="5"/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549.24" calcext:value-type="float">
            <text:p>549.24</text:p>
          </table:table-cell>
          <table:table-cell office:value-type="float" office:value="-11.96" calcext:value-type="float">
            <text:p>-11.96</text:p>
          </table:table-cell>
          <table:table-cell office:value-type="float" office:value="-799.48" calcext:value-type="float">
            <text:p>-799.48</text:p>
          </table:table-cell>
          <table:table-cell table:number-columns-repeated="5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563.96" calcext:value-type="float">
            <text:p>563.96</text:p>
          </table:table-cell>
          <table:table-cell office:value-type="float" office:value="-4.6" calcext:value-type="float">
            <text:p>-4.6</text:p>
          </table:table-cell>
          <table:table-cell office:value-type="float" office:value="-791.2" calcext:value-type="float">
            <text:p>-791.2</text:p>
          </table:table-cell>
          <table:table-cell table:number-columns-repeated="5"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578.68" calcext:value-type="float">
            <text:p>578.68</text:p>
          </table:table-cell>
          <table:table-cell office:value-type="float" office:value="-10.12" calcext:value-type="float">
            <text:p>-10.12</text:p>
          </table:table-cell>
          <table:table-cell office:value-type="float" office:value="-785.68" calcext:value-type="float">
            <text:p>-785.68</text:p>
          </table:table-cell>
          <table:table-cell table:number-columns-repeated="5"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598" calcext:value-type="float">
            <text:p>598</text:p>
          </table:table-cell>
          <table:table-cell office:value-type="float" office:value="-16.56" calcext:value-type="float">
            <text:p>-16.56</text:p>
          </table:table-cell>
          <table:table-cell office:value-type="float" office:value="-777.4" calcext:value-type="float">
            <text:p>-777.4</text:p>
          </table:table-cell>
          <table:table-cell table:number-columns-repeated="5"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603.52" calcext:value-type="float">
            <text:p>603.52</text:p>
          </table:table-cell>
          <table:table-cell office:value-type="float" office:value="-24.84" calcext:value-type="float">
            <text:p>-24.84</text:p>
          </table:table-cell>
          <table:table-cell office:value-type="float" office:value="-775.56" calcext:value-type="float">
            <text:p>-775.56</text:p>
          </table:table-cell>
          <table:table-cell table:number-columns-repeated="5"/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617.32" calcext:value-type="float">
            <text:p>617.32</text:p>
          </table:table-cell>
          <table:table-cell office:value-type="float" office:value="-35.88" calcext:value-type="float">
            <text:p>-35.88</text:p>
          </table:table-cell>
          <table:table-cell office:value-type="float" office:value="-770.96" calcext:value-type="float">
            <text:p>-770.96</text:p>
          </table:table-cell>
          <table:table-cell table:number-columns-repeated="5"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626.52" calcext:value-type="float">
            <text:p>626.52</text:p>
          </table:table-cell>
          <table:table-cell office:value-type="float" office:value="-17.48" calcext:value-type="float">
            <text:p>-17.48</text:p>
          </table:table-cell>
          <table:table-cell office:value-type="float" office:value="-761.76" calcext:value-type="float">
            <text:p>-761.76</text:p>
          </table:table-cell>
          <table:table-cell table:number-columns-repeated="5"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624.68" calcext:value-type="float">
            <text:p>624.68</text:p>
          </table:table-cell>
          <table:table-cell office:value-type="float" office:value="-30.36" calcext:value-type="float">
            <text:p>-30.36</text:p>
          </table:table-cell>
          <table:table-cell office:value-type="float" office:value="-763.6" calcext:value-type="float">
            <text:p>-763.6</text:p>
          </table:table-cell>
          <table:table-cell table:number-columns-repeated="5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619.16" calcext:value-type="float">
            <text:p>619.16</text:p>
          </table:table-cell>
          <table:table-cell office:value-type="float" office:value="-47.84" calcext:value-type="float">
            <text:p>-47.84</text:p>
          </table:table-cell>
          <table:table-cell office:value-type="float" office:value="-764.52" calcext:value-type="float">
            <text:p>-764.52</text:p>
          </table:table-cell>
          <table:table-cell table:number-columns-repeated="5"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625.6" calcext:value-type="float">
            <text:p>625.6</text:p>
          </table:table-cell>
          <table:table-cell office:value-type="float" office:value="-68.08" calcext:value-type="float">
            <text:p>-68.08</text:p>
          </table:table-cell>
          <table:table-cell office:value-type="float" office:value="-760.84" calcext:value-type="float">
            <text:p>-760.84</text:p>
          </table:table-cell>
          <table:table-cell table:number-columns-repeated="5"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627.44" calcext:value-type="float">
            <text:p>627.44</text:p>
          </table:table-cell>
          <table:table-cell office:value-type="float" office:value="-78.2" calcext:value-type="float">
            <text:p>-78.2</text:p>
          </table:table-cell>
          <table:table-cell office:value-type="float" office:value="-759" calcext:value-type="float">
            <text:p>-759</text:p>
          </table:table-cell>
          <table:table-cell table:number-columns-repeated="5"/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627.44" calcext:value-type="float">
            <text:p>627.44</text:p>
          </table:table-cell>
          <table:table-cell office:value-type="float" office:value="-74.52" calcext:value-type="float">
            <text:p>-74.52</text:p>
          </table:table-cell>
          <table:table-cell office:value-type="float" office:value="-759.92" calcext:value-type="float">
            <text:p>-759.92</text:p>
          </table:table-cell>
          <table:table-cell table:number-columns-repeated="5"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629.28" calcext:value-type="float">
            <text:p>629.28</text:p>
          </table:table-cell>
          <table:table-cell office:value-type="float" office:value="-75.44" calcext:value-type="float">
            <text:p>-75.44</text:p>
          </table:table-cell>
          <table:table-cell office:value-type="float" office:value="-762.68" calcext:value-type="float">
            <text:p>-762.68</text:p>
          </table:table-cell>
          <table:table-cell table:number-columns-repeated="5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/>
          <table:table-cell table:formula="of:=AVERAGE([.B1:.B1048575])" office:value-type="float" office:value="587.7328" calcext:value-type="float">
            <text:p>587.7328</text:p>
          </table:table-cell>
          <table:table-cell/>
          <table:table-cell table:formula="of:=SUM([.D1:.D289])" office:value-type="float" office:value="-50545.72" calcext:value-type="float">
            <text:p>-50545.7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2:30:40.346056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8:21:45.502678810</meta:creation-date>
    <dc:date>2016-11-23T15:40:01.838993576</dc:date>
    <meta:editing-duration>PT18H8M</meta:editing-duration>
    <meta:editing-cycles>5</meta:editing-cycles>
    <meta:generator>LibreOffice/5.1.4.2$Linux_X86_64 LibreOffice_project/f99d75f39f1c57ebdd7ffc5f42867c12031db97a</meta:generator>
    <meta:document-statistic meta:table-count="1" meta:cell-count="3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loext:regression-name="Bias Change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4cm" svg:height="10.918cm" xlink:href=".." xlink:type="simple" chart:class="chart:scatter" chart:style-name="ch1">
        <chart:title svg:x="8.036cm" svg:y="0.354cm" chart:style-name="ch2">
          <text:p>Magnetometer 1</text:p>
        </chart:title>
        <chart:legend svg:x="2.033cm" svg:y="0.416cm" style:legend-expansion="custom" chartooo:width="2.616cm" chartooo:height="0.598cm" style:legend-expansion-aspect-ratio="4.37458193979933" chart:style-name="ch3"/>
        <chart:plot-area chart:style-name="ch4" table:cell-range-address="Sheet1.A1:Sheet1.B1000" chart:data-source-has-labels="row" svg:x="0.712cm" svg:y="1.151cm" svg:width="18.618cm" svg:height="9.071cm">
          <chartooo:coordinate-region svg:x="1.519cm" svg:y="1.35cm" svg:width="17.717cm" svg:height="8.2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00" loext:label-string="x.axis" chart:class="chart:scatter">
            <chart:domain table:cell-range-address="Sheet1.A1:Sheet1.A1000"/>
            <chart:regression-curve chart:style-name="ch8"/>
            <chart:regression-curve chart:style-name="ch9">
              <chart:equation chart:display-equation="true" chart:display-r-square="false" svg:x="13.144cm" svg:y="1.546cm"/>
            </chart:regression-curve>
            <chart:data-point chart:repeated="103"/>
            <chart:data-point chart:style-name="ch10"/>
            <chart:data-point chart:repeated="8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">
                <text:p>0.43</text:p>
                <draw:g>
                  <svg:desc>Sheet1.A1:Sheet1.A1000</svg:desc>
                </draw:g>
              </table:table-cell>
              <table:table-cell office:value-type="float" office:value="545.56">
                <text:p>545.56</text:p>
                <draw:g>
                  <svg:desc>Sheet1.B1:Sheet1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">
                <text:p>0.52</text:p>
              </table:table-cell>
              <table:table-cell office:value-type="float" office:value="574.08">
                <text:p>574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">
                <text:p>0.61</text:p>
              </table:table-cell>
              <table:table-cell office:value-type="float" office:value="590.64">
                <text:p>59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593.4">
                <text:p>59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596.16">
                <text:p>596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595.24">
                <text:p>595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">
                <text:p>0.98</text:p>
              </table:table-cell>
              <table:table-cell office:value-type="float" office:value="590.64">
                <text:p>590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">
                <text:p>1.08</text:p>
              </table:table-cell>
              <table:table-cell office:value-type="float" office:value="594.32">
                <text:p>594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7">
                <text:p>1.17</text:p>
              </table:table-cell>
              <table:table-cell office:value-type="float" office:value="588.8">
                <text:p>58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6">
                <text:p>1.26</text:p>
              </table:table-cell>
              <table:table-cell office:value-type="float" office:value="583.28">
                <text:p>583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6">
                <text:p>1.36</text:p>
              </table:table-cell>
              <table:table-cell office:value-type="float" office:value="571.32">
                <text:p>571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558.44">
                <text:p>558.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4">
                <text:p>1.54</text:p>
              </table:table-cell>
              <table:table-cell office:value-type="float" office:value="549.24">
                <text:p>549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3">
                <text:p>1.63</text:p>
              </table:table-cell>
              <table:table-cell office:value-type="float" office:value="550.16">
                <text:p>550.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3">
                <text:p>1.73</text:p>
              </table:table-cell>
              <table:table-cell office:value-type="float" office:value="553.84">
                <text:p>553.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2">
                <text:p>1.82</text:p>
              </table:table-cell>
              <table:table-cell office:value-type="float" office:value="562.12">
                <text:p>562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1">
                <text:p>1.91</text:p>
              </table:table-cell>
              <table:table-cell office:value-type="float" office:value="556.6">
                <text:p>55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1">
                <text:p>2.01</text:p>
              </table:table-cell>
              <table:table-cell office:value-type="float" office:value="553.84">
                <text:p>553.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">
                <text:p>2.1</text:p>
              </table:table-cell>
              <table:table-cell office:value-type="float" office:value="558.44">
                <text:p>558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9">
                <text:p>2.19</text:p>
              </table:table-cell>
              <table:table-cell office:value-type="float" office:value="563.96">
                <text:p>563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9">
                <text:p>2.29</text:p>
              </table:table-cell>
              <table:table-cell office:value-type="float" office:value="561.2">
                <text:p>561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8">
                <text:p>2.38</text:p>
              </table:table-cell>
              <table:table-cell office:value-type="float" office:value="545.56">
                <text:p>545.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8">
                <text:p>2.48</text:p>
              </table:table-cell>
              <table:table-cell office:value-type="float" office:value="551.08">
                <text:p>551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7">
                <text:p>2.57</text:p>
              </table:table-cell>
              <table:table-cell office:value-type="float" office:value="554.76">
                <text:p>554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6">
                <text:p>2.66</text:p>
              </table:table-cell>
              <table:table-cell office:value-type="float" office:value="567.64">
                <text:p>567.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6">
                <text:p>2.76</text:p>
              </table:table-cell>
              <table:table-cell office:value-type="float" office:value="574.08">
                <text:p>574.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5">
                <text:p>2.85</text:p>
              </table:table-cell>
              <table:table-cell office:value-type="float" office:value="563.96">
                <text:p>563.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4">
                <text:p>2.94</text:p>
              </table:table-cell>
              <table:table-cell office:value-type="float" office:value="567.64">
                <text:p>567.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4">
                <text:p>3.04</text:p>
              </table:table-cell>
              <table:table-cell office:value-type="float" office:value="582.36">
                <text:p>582.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3">
                <text:p>3.13</text:p>
              </table:table-cell>
              <table:table-cell office:value-type="float" office:value="586.04">
                <text:p>586.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3">
                <text:p>3.23</text:p>
              </table:table-cell>
              <table:table-cell office:value-type="float" office:value="587.88">
                <text:p>587.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32">
                <text:p>3.32</text:p>
              </table:table-cell>
              <table:table-cell office:value-type="float" office:value="610.88">
                <text:p>610.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1">
                <text:p>3.41</text:p>
              </table:table-cell>
              <table:table-cell office:value-type="float" office:value="619.16">
                <text:p>619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1">
                <text:p>3.51</text:p>
              </table:table-cell>
              <table:table-cell office:value-type="float" office:value="628.36">
                <text:p>628.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">
                <text:p>3.6</text:p>
              </table:table-cell>
              <table:table-cell office:value-type="float" office:value="622.84">
                <text:p>622.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9">
                <text:p>3.69</text:p>
              </table:table-cell>
              <table:table-cell office:value-type="float" office:value="601.68">
                <text:p>601.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9">
                <text:p>3.79</text:p>
              </table:table-cell>
              <table:table-cell office:value-type="float" office:value="602.6">
                <text:p>602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8">
                <text:p>3.88</text:p>
              </table:table-cell>
              <table:table-cell office:value-type="float" office:value="595.24">
                <text:p>595.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8">
                <text:p>3.98</text:p>
              </table:table-cell>
              <table:table-cell office:value-type="float" office:value="589.72">
                <text:p>589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7">
                <text:p>4.07</text:p>
              </table:table-cell>
              <table:table-cell office:value-type="float" office:value="595.24">
                <text:p>595.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6">
                <text:p>4.16</text:p>
              </table:table-cell>
              <table:table-cell office:value-type="float" office:value="594.32">
                <text:p>594.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6">
                <text:p>4.26</text:p>
              </table:table-cell>
              <table:table-cell office:value-type="float" office:value="593.4">
                <text:p>593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5">
                <text:p>4.35</text:p>
              </table:table-cell>
              <table:table-cell office:value-type="float" office:value="593.4">
                <text:p>593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4">
                <text:p>4.44</text:p>
              </table:table-cell>
              <table:table-cell office:value-type="float" office:value="576.84">
                <text:p>576.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4">
                <text:p>4.54</text:p>
              </table:table-cell>
              <table:table-cell office:value-type="float" office:value="581.44">
                <text:p>581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3">
                <text:p>4.63</text:p>
              </table:table-cell>
              <table:table-cell office:value-type="float" office:value="599.84">
                <text:p>599.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2">
                <text:p>4.72</text:p>
              </table:table-cell>
              <table:table-cell office:value-type="float" office:value="605.36">
                <text:p>605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1">
                <text:p>4.81</text:p>
              </table:table-cell>
              <table:table-cell office:value-type="float" office:value="608.12">
                <text:p>608.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1">
                <text:p>4.91</text:p>
              </table:table-cell>
              <table:table-cell office:value-type="float" office:value="607.2">
                <text:p>607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609.96">
                <text:p>609.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9">
                <text:p>5.09</text:p>
              </table:table-cell>
              <table:table-cell office:value-type="float" office:value="605.36">
                <text:p>605.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9">
                <text:p>5.19</text:p>
              </table:table-cell>
              <table:table-cell office:value-type="float" office:value="601.68">
                <text:p>601.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8">
                <text:p>5.28</text:p>
              </table:table-cell>
              <table:table-cell office:value-type="float" office:value="605.36">
                <text:p>605.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7">
                <text:p>5.37</text:p>
              </table:table-cell>
              <table:table-cell office:value-type="float" office:value="607.2">
                <text:p>607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7">
                <text:p>5.47</text:p>
              </table:table-cell>
              <table:table-cell office:value-type="float" office:value="605.36">
                <text:p>605.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6">
                <text:p>5.56</text:p>
              </table:table-cell>
              <table:table-cell office:value-type="float" office:value="609.04">
                <text:p>609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5">
                <text:p>5.65</text:p>
              </table:table-cell>
              <table:table-cell office:value-type="float" office:value="615.48">
                <text:p>615.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4">
                <text:p>5.74</text:p>
              </table:table-cell>
              <table:table-cell office:value-type="float" office:value="597.08">
                <text:p>597.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4">
                <text:p>5.84</text:p>
              </table:table-cell>
              <table:table-cell office:value-type="float" office:value="579.6">
                <text:p>579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3">
                <text:p>5.93</text:p>
              </table:table-cell>
              <table:table-cell office:value-type="float" office:value="560.28">
                <text:p>560.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2">
                <text:p>6.02</text:p>
              </table:table-cell>
              <table:table-cell office:value-type="float" office:value="544.64">
                <text:p>544.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1">
                <text:p>6.11</text:p>
              </table:table-cell>
              <table:table-cell office:value-type="float" office:value="550.16">
                <text:p>550.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1">
                <text:p>6.21</text:p>
              </table:table-cell>
              <table:table-cell office:value-type="float" office:value="549.24">
                <text:p>549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563.96">
                <text:p>563.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">
                <text:p>6.39</text:p>
              </table:table-cell>
              <table:table-cell office:value-type="float" office:value="578.68">
                <text:p>578.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8">
                <text:p>6.4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8">
                <text:p>6.58</text:p>
              </table:table-cell>
              <table:table-cell office:value-type="float" office:value="603.52">
                <text:p>603.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7">
                <text:p>6.67</text:p>
              </table:table-cell>
              <table:table-cell office:value-type="float" office:value="617.32">
                <text:p>617.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6">
                <text:p>6.76</text:p>
              </table:table-cell>
              <table:table-cell office:value-type="float" office:value="626.52">
                <text:p>626.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6">
                <text:p>6.86</text:p>
              </table:table-cell>
              <table:table-cell office:value-type="float" office:value="624.68">
                <text:p>624.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5">
                <text:p>6.95</text:p>
              </table:table-cell>
              <table:table-cell office:value-type="float" office:value="619.16">
                <text:p>619.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4">
                <text:p>7.04</text:p>
              </table:table-cell>
              <table:table-cell office:value-type="float" office:value="625.6">
                <text:p>625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4">
                <text:p>7.14</text:p>
              </table:table-cell>
              <table:table-cell office:value-type="float" office:value="627.44">
                <text:p>627.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3">
                <text:p>7.23</text:p>
              </table:table-cell>
              <table:table-cell office:value-type="float" office:value="627.44">
                <text:p>627.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2">
                <text:p>7.32</text:p>
              </table:table-cell>
              <table:table-cell office:value-type="float" office:value="629.28">
                <text:p>629.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Bias Change(I guess?)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c5000b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17cm" svg:height="10.785cm" xlink:href=".." xlink:type="simple" chart:class="chart:scatter" chart:style-name="ch1">
        <chart:title svg:x="7.774cm" svg:y="0.351cm" chart:style-name="ch2">
          <text:p>Magnetometer 2</text:p>
        </chart:title>
        <chart:legend svg:x="3.002cm" svg:y="0.369cm" style:legend-expansion="custom" chartooo:width="2.404cm" chartooo:height="0.715cm" style:legend-expansion-aspect-ratio="3.36223776223776" chart:style-name="ch3"/>
        <chart:plot-area chart:style-name="ch4" table:cell-range-address="Sheet1.A1:Sheet1.A1000 Sheet1.C1:Sheet1.C1000" chart:data-source-has-labels="row" svg:x="0.378cm" svg:y="1.345cm" svg:width="18.161cm" svg:height="9.225cm">
          <chartooo:coordinate-region svg:x="1.29cm" svg:y="1.544cm" svg:width="17.155cm" svg:height="8.8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1000" loext:label-string="y.axis" chart:class="chart:scatter">
            <chart:domain table:cell-range-address="Sheet1.A1:Sheet1.A1000"/>
            <chart:regression-curve chart:style-name="ch8"/>
            <chart:regression-curve chart:style-name="ch9">
              <chart:equation chart:display-equation="true" chart:display-r-square="false" svg:x="11.581cm" svg:y="0.801cm"/>
            </chart:regression-curve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">
                <text:p>0.43</text:p>
                <draw:g>
                  <svg:desc>Sheet1.A1:Sheet1.A1000</svg:desc>
                </draw:g>
              </table:table-cell>
              <table:table-cell office:value-type="float" office:value="-43.24">
                <text:p>-43.24</text:p>
                <draw:g>
                  <svg:desc>Sheet1.C1:Sheet1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">
                <text:p>0.52</text:p>
              </table:table-cell>
              <table:table-cell office:value-type="float" office:value="-43.24">
                <text:p>-43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">
                <text:p>0.61</text:p>
              </table:table-cell>
              <table:table-cell office:value-type="float" office:value="-51.52">
                <text:p>-51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-61.64">
                <text:p>-61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-47.84">
                <text:p>-47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-47.84">
                <text:p>-47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">
                <text:p>0.98</text:p>
              </table:table-cell>
              <table:table-cell office:value-type="float" office:value="-31.28">
                <text:p>-31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">
                <text:p>1.08</text:p>
              </table:table-cell>
              <table:table-cell office:value-type="float" office:value="-18.4">
                <text:p>-1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7">
                <text:p>1.17</text:p>
              </table:table-cell>
              <table:table-cell office:value-type="float" office:value="-18.4">
                <text:p>-18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6">
                <text:p>1.26</text:p>
              </table:table-cell>
              <table:table-cell office:value-type="float" office:value="-14.72">
                <text:p>-14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6">
                <text:p>1.36</text:p>
              </table:table-cell>
              <table:table-cell office:value-type="float" office:value="-17.48">
                <text:p>-17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-32.2">
                <text:p>-3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4">
                <text:p>1.54</text:p>
              </table:table-cell>
              <table:table-cell office:value-type="float" office:value="-40.48">
                <text:p>-40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3">
                <text:p>1.63</text:p>
              </table:table-cell>
              <table:table-cell office:value-type="float" office:value="-44.16">
                <text:p>-44.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3">
                <text:p>1.73</text:p>
              </table:table-cell>
              <table:table-cell office:value-type="float" office:value="-49.68">
                <text:p>-49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2">
                <text:p>1.82</text:p>
              </table:table-cell>
              <table:table-cell office:value-type="float" office:value="-48.76">
                <text:p>-48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1">
                <text:p>1.91</text:p>
              </table:table-cell>
              <table:table-cell office:value-type="float" office:value="-69.92">
                <text:p>-69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1">
                <text:p>2.01</text:p>
              </table:table-cell>
              <table:table-cell office:value-type="float" office:value="-78.2">
                <text:p>-7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">
                <text:p>2.1</text:p>
              </table:table-cell>
              <table:table-cell office:value-type="float" office:value="-84.64">
                <text:p>-84.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9">
                <text:p>2.19</text:p>
              </table:table-cell>
              <table:table-cell office:value-type="float" office:value="-89.24">
                <text:p>-89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9">
                <text:p>2.29</text:p>
              </table:table-cell>
              <table:table-cell office:value-type="float" office:value="-88.32">
                <text:p>-88.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8">
                <text:p>2.38</text:p>
              </table:table-cell>
              <table:table-cell office:value-type="float" office:value="-12.88">
                <text:p>-12.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8">
                <text:p>2.48</text:p>
              </table:table-cell>
              <table:table-cell office:value-type="float" office:value="75.44">
                <text:p>75.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7">
                <text:p>2.57</text:p>
              </table:table-cell>
              <table:table-cell office:value-type="float" office:value="206.08">
                <text:p>206.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6">
                <text:p>2.66</text:p>
              </table:table-cell>
              <table:table-cell office:value-type="float" office:value="262.2">
                <text:p>262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6">
                <text:p>2.76</text:p>
              </table:table-cell>
              <table:table-cell office:value-type="float" office:value="306.36">
                <text:p>306.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5">
                <text:p>2.85</text:p>
              </table:table-cell>
              <table:table-cell office:value-type="float" office:value="363.4">
                <text:p>363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4">
                <text:p>2.94</text:p>
              </table:table-cell>
              <table:table-cell office:value-type="float" office:value="372.6">
                <text:p>372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4">
                <text:p>3.04</text:p>
              </table:table-cell>
              <table:table-cell office:value-type="float" office:value="370.76">
                <text:p>370.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3">
                <text:p>3.13</text:p>
              </table:table-cell>
              <table:table-cell office:value-type="float" office:value="369.84">
                <text:p>369.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3">
                <text:p>3.23</text:p>
              </table:table-cell>
              <table:table-cell office:value-type="float" office:value="366.16">
                <text:p>366.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32">
                <text:p>3.32</text:p>
              </table:table-cell>
              <table:table-cell office:value-type="float" office:value="355.12">
                <text:p>355.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1">
                <text:p>3.4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1">
                <text:p>3.51</text:p>
              </table:table-cell>
              <table:table-cell office:value-type="float" office:value="335.8">
                <text:p>335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">
                <text:p>3.6</text:p>
              </table:table-cell>
              <table:table-cell office:value-type="float" office:value="342.24">
                <text:p>342.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9">
                <text:p>3.69</text:p>
              </table:table-cell>
              <table:table-cell office:value-type="float" office:value="350.52">
                <text:p>350.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9">
                <text:p>3.79</text:p>
              </table:table-cell>
              <table:table-cell office:value-type="float" office:value="329.36">
                <text:p>329.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8">
                <text:p>3.88</text:p>
              </table:table-cell>
              <table:table-cell office:value-type="float" office:value="292.56">
                <text:p>292.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8">
                <text:p>3.98</text:p>
              </table:table-cell>
              <table:table-cell office:value-type="float" office:value="183.08">
                <text:p>183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7">
                <text:p>4.07</text:p>
              </table:table-cell>
              <table:table-cell office:value-type="float" office:value="112.24">
                <text:p>112.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6">
                <text:p>4.16</text:p>
              </table:table-cell>
              <table:table-cell office:value-type="float" office:value="-26.68">
                <text:p>-26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6">
                <text:p>4.26</text:p>
              </table:table-cell>
              <table:table-cell office:value-type="float" office:value="-98.44">
                <text:p>-98.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5">
                <text:p>4.35</text:p>
              </table:table-cell>
              <table:table-cell office:value-type="float" office:value="-161.92">
                <text:p>-161.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4">
                <text:p>4.44</text:p>
              </table:table-cell>
              <table:table-cell office:value-type="float" office:value="-276.92">
                <text:p>-276.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4">
                <text:p>4.54</text:p>
              </table:table-cell>
              <table:table-cell office:value-type="float" office:value="-320.16">
                <text:p>-320.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3">
                <text:p>4.63</text:p>
              </table:table-cell>
              <table:table-cell office:value-type="float" office:value="-374.44">
                <text:p>-374.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2">
                <text:p>4.72</text:p>
              </table:table-cell>
              <table:table-cell office:value-type="float" office:value="-394.68">
                <text:p>-394.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1">
                <text:p>4.81</text:p>
              </table:table-cell>
              <table:table-cell office:value-type="float" office:value="-432.4">
                <text:p>-432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1">
                <text:p>4.91</text:p>
              </table:table-cell>
              <table:table-cell office:value-type="float" office:value="-439.76">
                <text:p>-439.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-444.36">
                <text:p>-444.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9">
                <text:p>5.09</text:p>
              </table:table-cell>
              <table:table-cell office:value-type="float" office:value="-452.64">
                <text:p>-452.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9">
                <text:p>5.19</text:p>
              </table:table-cell>
              <table:table-cell office:value-type="float" office:value="-450.8">
                <text:p>-450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8">
                <text:p>5.28</text:p>
              </table:table-cell>
              <table:table-cell office:value-type="float" office:value="-447.12">
                <text:p>-447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7">
                <text:p>5.37</text:p>
              </table:table-cell>
              <table:table-cell office:value-type="float" office:value="-447.12">
                <text:p>-447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7">
                <text:p>5.47</text:p>
              </table:table-cell>
              <table:table-cell office:value-type="float" office:value="-449.88">
                <text:p>-449.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6">
                <text:p>5.56</text:p>
              </table:table-cell>
              <table:table-cell office:value-type="float" office:value="-446.2">
                <text:p>-446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5">
                <text:p>5.65</text:p>
              </table:table-cell>
              <table:table-cell office:value-type="float" office:value="-441.6">
                <text:p>-441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4">
                <text:p>5.74</text:p>
              </table:table-cell>
              <table:table-cell office:value-type="float" office:value="-398.36">
                <text:p>-398.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4">
                <text:p>5.84</text:p>
              </table:table-cell>
              <table:table-cell office:value-type="float" office:value="-345.92">
                <text:p>-345.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3">
                <text:p>5.93</text:p>
              </table:table-cell>
              <table:table-cell office:value-type="float" office:value="-274.16">
                <text:p>-274.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2">
                <text:p>6.02</text:p>
              </table:table-cell>
              <table:table-cell office:value-type="float" office:value="-105.8">
                <text:p>-105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1">
                <text:p>6.11</text:p>
              </table:table-cell>
              <table:table-cell office:value-type="float" office:value="-44.16">
                <text:p>-44.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1">
                <text:p>6.21</text:p>
              </table:table-cell>
              <table:table-cell office:value-type="float" office:value="-11.96">
                <text:p>-11.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">
                <text:p>6.39</text:p>
              </table:table-cell>
              <table:table-cell office:value-type="float" office:value="-10.12">
                <text:p>-10.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8">
                <text:p>6.48</text:p>
              </table:table-cell>
              <table:table-cell office:value-type="float" office:value="-16.56">
                <text:p>-16.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8">
                <text:p>6.58</text:p>
              </table:table-cell>
              <table:table-cell office:value-type="float" office:value="-24.84">
                <text:p>-24.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7">
                <text:p>6.67</text:p>
              </table:table-cell>
              <table:table-cell office:value-type="float" office:value="-35.88">
                <text:p>-35.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6">
                <text:p>6.76</text:p>
              </table:table-cell>
              <table:table-cell office:value-type="float" office:value="-17.48">
                <text:p>-17.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6">
                <text:p>6.86</text:p>
              </table:table-cell>
              <table:table-cell office:value-type="float" office:value="-30.36">
                <text:p>-30.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5">
                <text:p>6.95</text:p>
              </table:table-cell>
              <table:table-cell office:value-type="float" office:value="-47.84">
                <text:p>-47.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4">
                <text:p>7.04</text:p>
              </table:table-cell>
              <table:table-cell office:value-type="float" office:value="-68.08">
                <text:p>-68.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4">
                <text:p>7.14</text:p>
              </table:table-cell>
              <table:table-cell office:value-type="float" office:value="-78.2">
                <text:p>-78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3">
                <text:p>7.23</text:p>
              </table:table-cell>
              <table:table-cell office:value-type="float" office:value="-74.52">
                <text:p>-74.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2">
                <text:p>7.32</text:p>
              </table:table-cell>
              <table:table-cell office:value-type="float" office:value="-75.44">
                <text:p>-75.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56cm" svg:height="8.71cm" xlink:href=".." xlink:type="simple" chart:class="chart:scatter" chart:style-name="ch1">
        <chart:title svg:x="7.444cm" svg:y="0.31cm" chart:style-name="ch2">
          <text:p>Magnetometer 3</text:p>
        </chart:title>
        <chart:legend svg:x="15.289cm" svg:y="0cm" style:legend-expansion="custom" chartooo:width="2.35cm" chartooo:height="0.578cm" style:legend-expansion-aspect-ratio="4.06574394463668" chart:style-name="ch3"/>
        <chart:plot-area chart:style-name="ch4" table:cell-range-address="Sheet1.A1:Sheet1.A1000 Sheet1.D1:Sheet1.D1000" chart:data-source-has-labels="row" svg:x="0.365cm" svg:y="1.263cm" svg:width="17.526cm" svg:height="7.273cm">
          <chartooo:coordinate-region svg:x="1.277cm" svg:y="1.462cm" svg:width="16.52cm" svg:height="6.87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1000" loext:label-string="z.axis" chart:class="chart:scatter">
            <chart:domain table:cell-range-address="Sheet1.A1:Sheet1.A1000"/>
            <chart:regression-curve chart:style-name="ch8">
              <chart:equation chart:display-equation="true" chart:display-r-square="false" svg:x="9.733cm" svg:y="0.883cm"/>
            </chart:regression-curve>
            <chart:data-point chart:repeated="203"/>
            <chart:data-point chart:style-name="ch9"/>
            <chart:data-point chart:repeated="7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">
                <text:p>0.43</text:p>
                <draw:g>
                  <svg:desc>Sheet1.A1:Sheet1.A1000</svg:desc>
                </draw:g>
              </table:table-cell>
              <table:table-cell office:value-type="float" office:value="-800.4">
                <text:p>-800.4</text:p>
                <draw:g>
                  <svg:desc>Sheet1.D1:Sheet1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">
                <text:p>0.52</text:p>
              </table:table-cell>
              <table:table-cell office:value-type="float" office:value="-788.44">
                <text:p>-788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">
                <text:p>0.61</text:p>
              </table:table-cell>
              <table:table-cell office:value-type="float" office:value="-781.08">
                <text:p>-78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-783.84">
                <text:p>-783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-785.68">
                <text:p>-785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-783.84">
                <text:p>-783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">
                <text:p>0.98</text:p>
              </table:table-cell>
              <table:table-cell office:value-type="float" office:value="-789.36">
                <text:p>-789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">
                <text:p>1.08</text:p>
              </table:table-cell>
              <table:table-cell office:value-type="float" office:value="-784.76">
                <text:p>-784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7">
                <text:p>1.17</text:p>
              </table:table-cell>
              <table:table-cell office:value-type="float" office:value="-782.92">
                <text:p>-782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6">
                <text:p>1.26</text:p>
              </table:table-cell>
              <table:table-cell office:value-type="float" office:value="-789.36">
                <text:p>-789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6">
                <text:p>1.36</text:p>
              </table:table-cell>
              <table:table-cell office:value-type="float" office:value="-792.12">
                <text:p>-792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-800.4">
                <text:p>-80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4">
                <text:p>1.54</text:p>
              </table:table-cell>
              <table:table-cell office:value-type="float" office:value="-805.92">
                <text:p>-805.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3">
                <text:p>1.63</text:p>
              </table:table-cell>
              <table:table-cell office:value-type="float" office:value="-806.84">
                <text:p>-806.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3">
                <text:p>1.73</text:p>
              </table:table-cell>
              <table:table-cell office:value-type="float" office:value="-801.32">
                <text:p>-801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2">
                <text:p>1.82</text:p>
              </table:table-cell>
              <table:table-cell office:value-type="float" office:value="-793.96">
                <text:p>-793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1">
                <text:p>1.91</text:p>
              </table:table-cell>
              <table:table-cell office:value-type="float" office:value="-795.8">
                <text:p>-795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1">
                <text:p>2.01</text:p>
              </table:table-cell>
              <table:table-cell office:value-type="float" office:value="-799.48">
                <text:p>-799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">
                <text:p>2.1</text:p>
              </table:table-cell>
              <table:table-cell office:value-type="float" office:value="-787.52">
                <text:p>-787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9">
                <text:p>2.19</text:p>
              </table:table-cell>
              <table:table-cell office:value-type="float" office:value="-793.04">
                <text:p>-793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9">
                <text:p>2.29</text:p>
              </table:table-cell>
              <table:table-cell office:value-type="float" office:value="-794.88">
                <text:p>-794.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8">
                <text:p>2.38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8">
                <text:p>2.48</text:p>
              </table:table-cell>
              <table:table-cell office:value-type="float" office:value="-787.52">
                <text:p>-787.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7">
                <text:p>2.57</text:p>
              </table:table-cell>
              <table:table-cell office:value-type="float" office:value="-728.64">
                <text:p>-728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6">
                <text:p>2.66</text:p>
              </table:table-cell>
              <table:table-cell office:value-type="float" office:value="-679.88">
                <text:p>-679.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6">
                <text:p>2.76</text:p>
              </table:table-cell>
              <table:table-cell office:value-type="float" office:value="-626.52">
                <text:p>-626.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5">
                <text:p>2.85</text:p>
              </table:table-cell>
              <table:table-cell office:value-type="float" office:value="-540.96">
                <text:p>-540.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4">
                <text:p>2.94</text:p>
              </table:table-cell>
              <table:table-cell office:value-type="float" office:value="-504.16">
                <text:p>-504.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4">
                <text:p>3.04</text:p>
              </table:table-cell>
              <table:table-cell office:value-type="float" office:value="-477.48">
                <text:p>-477.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3">
                <text:p>3.13</text:p>
              </table:table-cell>
              <table:table-cell office:value-type="float" office:value="-473.8">
                <text:p>-473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3">
                <text:p>3.23</text:p>
              </table:table-cell>
              <table:table-cell office:value-type="float" office:value="-463.68">
                <text:p>-463.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32">
                <text:p>3.32</text:p>
              </table:table-cell>
              <table:table-cell office:value-type="float" office:value="-445.28">
                <text:p>-445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1">
                <text:p>3.41</text:p>
              </table:table-cell>
              <table:table-cell office:value-type="float" office:value="-435.16">
                <text:p>-435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1">
                <text:p>3.51</text:p>
              </table:table-cell>
              <table:table-cell office:value-type="float" office:value="-405.72">
                <text:p>-405.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">
                <text:p>3.6</text:p>
              </table:table-cell>
              <table:table-cell office:value-type="float" office:value="-424.12">
                <text:p>-424.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9">
                <text:p>3.69</text:p>
              </table:table-cell>
              <table:table-cell office:value-type="float" office:value="-500.48">
                <text:p>-500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9">
                <text:p>3.79</text:p>
              </table:table-cell>
              <table:table-cell office:value-type="float" office:value="-560.28">
                <text:p>-560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8">
                <text:p>3.88</text:p>
              </table:table-cell>
              <table:table-cell office:value-type="float" office:value="-623.76">
                <text:p>-623.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8">
                <text:p>3.98</text:p>
              </table:table-cell>
              <table:table-cell office:value-type="float" office:value="-724.04">
                <text:p>-724.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7">
                <text:p>4.07</text:p>
              </table:table-cell>
              <table:table-cell office:value-type="float" office:value="-750.72">
                <text:p>-750.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6">
                <text:p>4.16</text:p>
              </table:table-cell>
              <table:table-cell office:value-type="float" office:value="-778.32">
                <text:p>-778.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6">
                <text:p>4.26</text:p>
              </table:table-cell>
              <table:table-cell office:value-type="float" office:value="-774.64">
                <text:p>-774.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5">
                <text:p>4.35</text:p>
              </table:table-cell>
              <table:table-cell office:value-type="float" office:value="-760.84">
                <text:p>-760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4">
                <text:p>4.44</text:p>
              </table:table-cell>
              <table:table-cell office:value-type="float" office:value="-725.88">
                <text:p>-725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4">
                <text:p>4.54</text:p>
              </table:table-cell>
              <table:table-cell office:value-type="float" office:value="-700.12">
                <text:p>-700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3">
                <text:p>4.63</text:p>
              </table:table-cell>
              <table:table-cell office:value-type="float" office:value="-631.12">
                <text:p>-631.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2">
                <text:p>4.72</text:p>
              </table:table-cell>
              <table:table-cell office:value-type="float" office:value="-593.4">
                <text:p>-593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1">
                <text:p>4.81</text:p>
              </table:table-cell>
              <table:table-cell office:value-type="float" office:value="-523.48">
                <text:p>-523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1">
                <text:p>4.91</text:p>
              </table:table-cell>
              <table:table-cell office:value-type="float" office:value="-494.04">
                <text:p>-494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-463.68">
                <text:p>-463.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9">
                <text:p>5.09</text:p>
              </table:table-cell>
              <table:table-cell office:value-type="float" office:value="-415.84">
                <text:p>-415.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9">
                <text:p>5.19</text:p>
              </table:table-cell>
              <table:table-cell office:value-type="float" office:value="-401.12">
                <text:p>-401.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8">
                <text:p>5.28</text:p>
              </table:table-cell>
              <table:table-cell office:value-type="float" office:value="-386.4">
                <text:p>-386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7">
                <text:p>5.37</text:p>
              </table:table-cell>
              <table:table-cell office:value-type="float" office:value="-378.12">
                <text:p>-378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7">
                <text:p>5.47</text:p>
              </table:table-cell>
              <table:table-cell office:value-type="float" office:value="-378.12">
                <text:p>-378.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6">
                <text:p>5.56</text:p>
              </table:table-cell>
              <table:table-cell office:value-type="float" office:value="-422.28">
                <text:p>-422.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5">
                <text:p>5.65</text:p>
              </table:table-cell>
              <table:table-cell office:value-type="float" office:value="-469.2">
                <text:p>-469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4">
                <text:p>5.74</text:p>
              </table:table-cell>
              <table:table-cell office:value-type="float" office:value="-600.76">
                <text:p>-600.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4">
                <text:p>5.84</text:p>
              </table:table-cell>
              <table:table-cell office:value-type="float" office:value="-679.88">
                <text:p>-679.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3">
                <text:p>5.93</text:p>
              </table:table-cell>
              <table:table-cell office:value-type="float" office:value="-743.36">
                <text:p>-743.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2">
                <text:p>6.02</text:p>
              </table:table-cell>
              <table:table-cell office:value-type="float" office:value="-796.72">
                <text:p>-796.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1">
                <text:p>6.11</text:p>
              </table:table-cell>
              <table:table-cell office:value-type="float" office:value="-797.64">
                <text:p>-797.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1">
                <text:p>6.21</text:p>
              </table:table-cell>
              <table:table-cell office:value-type="float" office:value="-799.48">
                <text:p>-799.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-791.2">
                <text:p>-791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">
                <text:p>6.39</text:p>
              </table:table-cell>
              <table:table-cell office:value-type="float" office:value="-785.68">
                <text:p>-785.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8">
                <text:p>6.48</text:p>
              </table:table-cell>
              <table:table-cell office:value-type="float" office:value="-777.4">
                <text:p>-777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8">
                <text:p>6.58</text:p>
              </table:table-cell>
              <table:table-cell office:value-type="float" office:value="-775.56">
                <text:p>-775.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7">
                <text:p>6.67</text:p>
              </table:table-cell>
              <table:table-cell office:value-type="float" office:value="-770.96">
                <text:p>-770.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6">
                <text:p>6.76</text:p>
              </table:table-cell>
              <table:table-cell office:value-type="float" office:value="-761.76">
                <text:p>-761.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6">
                <text:p>6.86</text:p>
              </table:table-cell>
              <table:table-cell office:value-type="float" office:value="-763.6">
                <text:p>-763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5">
                <text:p>6.95</text:p>
              </table:table-cell>
              <table:table-cell office:value-type="float" office:value="-764.52">
                <text:p>-764.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4">
                <text:p>7.04</text:p>
              </table:table-cell>
              <table:table-cell office:value-type="float" office:value="-760.84">
                <text:p>-760.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4">
                <text:p>7.14</text:p>
              </table:table-cell>
              <table:table-cell office:value-type="float" office:value="-759">
                <text:p>-7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3">
                <text:p>7.23</text:p>
              </table:table-cell>
              <table:table-cell office:value-type="float" office:value="-759.92">
                <text:p>-759.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2">
                <text:p>7.32</text:p>
              </table:table-cell>
              <table:table-cell office:value-type="float" office:value="-762.68">
                <text:p>-762.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